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rsid="00135575" officeooo:paragraph-rsid="00135575"/>
    </style:style>
    <style:style style:name="P2" style:family="paragraph" style:parent-style-name="Standard">
      <style:paragraph-properties fo:line-height="100%"/>
      <style:text-properties officeooo:paragraph-rsid="000ffdee"/>
    </style:style>
    <style:style style:name="P3" style:family="paragraph" style:parent-style-name="Standard">
      <style:paragraph-properties fo:line-height="100%"/>
      <style:text-properties officeooo:paragraph-rsid="00109981"/>
    </style:style>
    <style:style style:name="P4" style:family="paragraph" style:parent-style-name="Standard">
      <style:paragraph-properties fo:line-height="100%"/>
      <style:text-properties officeooo:paragraph-rsid="0012531a"/>
    </style:style>
    <style:style style:name="T1" style:family="text">
      <style:text-properties officeooo:rsid="000ffdee"/>
    </style:style>
    <style:style style:name="T2" style:family="text">
      <style:text-properties officeooo:rsid="001099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F.M : 80</text:p>
      <text:p text:style-name="P1"><text:tab/><text:tab/>P.M 32<text:tab/>Time :3 hours</text:p>
      <text:p text:style-name="P1">Group A (2*12=24)</text:p>
      <text:p text:style-name="P1">Answer ANY TWO questions.</text:p>
      <text:p text:style-name="P2"><text:span text:style-name="T1">1. Define transformation. </text:span>Derive the matrix forms for 2D translation, scaling, and rotation with examples.</text:p>
      <text:p text:style-name="P2"><text:span text:style-name="T1">2. </text:span>Derive Bresenham’s Line Drawing Algorithm for a line with a positive slope (0 &lt; m &lt; 1). Explain the decision parameter and how it optimizes pixel selection.</text:p>
      <text:p text:style-name="P2"><text:span text:style-name="T1">3. </text:span>Discuss various hidden surface removal techniques. Compare Back-Face Detection, Z-buffer, and A-buffer methods in terms of efficiency and use-cases.</text:p>
      <text:p text:style-name="P1">Group B (7*8 = 56)</text:p>
      <text:p text:style-name="P1">Answer ANY SEVEN questions</text:p>
      <text:p text:style-name="P3"><text:span text:style-name="T2">4. Define shading. </text:span>Compare Constant, Gouraud, and Phong shading models in <text:span text:style-name="T2">detail.</text:span></text:p>
      <text:p text:style-name="P3"><text:span text:style-name="T2">5. </text:span>Explai<text:span text:style-name="T2">n the </text:span>evolution of computer graphics from its early development to modern-day applications. <text:span text:style-name="T2">How Computer Graphics is applicable in Movies and Entertainment.</text:span></text:p>
      <text:p text:style-name="P3"><text:span text:style-name="T2">6. </text:span>Compare RGB and CMYK color models in terms of their use in computer graphics. When is each model typically used?</text:p>
      <text:p text:style-name="P3"><text:span text:style-name="T2">7. </text:span>Using the DDA algorithm, plot a line from (1, 2) to (7, 5). Show each step with calculations.</text:p>
      <text:p text:style-name="P3"><text:span text:style-name="T2">8. </text:span>What is 2D viewing transformation? List the steps to convert world to screen coordinates.</text:p>
      <text:p text:style-name="P3"><text:span text:style-name="T2">9. Define reflection in terms of computer graphics. </text:span>Reflect the object with vertices at (0, 0, 0), (2, 3, 0), and (5, 0, 4) about the plane Y = 5. Show the transformed coordinates.</text:p>
      <text:p text:style-name="P3"><text:span text:style-name="T2">10. </text:span>Describe the Scan-Line method for hidden surface elimination. How does it differ from the Z-buffer algorithm?</text:p>
      <text:p text:style-name="P4"><text:span text:style-name="T2">11. <text:s/></text:span>What are the current trends in computer graphics and animation? How does OpenGL support these trends? Compare PHIGS and GKS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12:48:16.870467760</meta:creation-date>
    <dc:date>2025-05-14T13:41:20.950374737</dc:date>
    <meta:editing-duration>PT31M12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17" meta:word-count="249" meta:character-count="1506" meta:non-whitespace-character-count="1268"/>
  </office:meta>
</office:document-meta>
</file>